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A000000FA4775E22EC9057D3B.png" manifest:media-type="image/png"/>
  <manifest:file-entry manifest:full-path="Pictures/10000001000000FA000000FAEFFE46F6138F41B3.png" manifest:media-type="image/png"/>
  <manifest:file-entry manifest:full-path="Pictures/10000001000000FA000000FAC433DD2E8C77239A.png" manifest:media-type="image/png"/>
  <manifest:file-entry manifest:full-path="Pictures/10000001000000FA000000FA5F5FEE3E23A7C4D0.png" manifest:media-type="image/png"/>
  <manifest:file-entry manifest:full-path="Pictures/10000001000000FA000000FA2E039ED779855380.png" manifest:media-type="image/png"/>
  <manifest:file-entry manifest:full-path="Pictures/10000001000000FA000000FA68F6E22B110E8FFC.png" manifest:media-type="image/png"/>
  <manifest:file-entry manifest:full-path="Pictures/10000001000000FA000000FA7A828A207817F93C.png" manifest:media-type="image/png"/>
  <manifest:file-entry manifest:full-path="Pictures/10000001000000FA000000FAFAD28858E5B46000.png" manifest:media-type="image/png"/>
  <manifest:file-entry manifest:full-path="Pictures/10000001000000FA000000FABD211DF5DED7179E.png" manifest:media-type="image/png"/>
  <manifest:file-entry manifest:full-path="Pictures/10000001000000FA000000FA1F4533EFE88EFCFB.png" manifest:media-type="image/png"/>
  <manifest:file-entry manifest:full-path="Pictures/10000001000000FA000000FA5AA6726B58D4E71A.png" manifest:media-type="image/png"/>
  <manifest:file-entry manifest:full-path="Pictures/10000001000000FA000000FA0BDEFAC922356E6C.png" manifest:media-type="image/png"/>
  <manifest:file-entry manifest:full-path="Pictures/10000001000000FA000000FAFBD46109B65CCBE2.png" manifest:media-type="image/png"/>
  <manifest:file-entry manifest:full-path="Pictures/10000001000000FA000000FA3488A83777769ED2.png" manifest:media-type="image/png"/>
  <manifest:file-entry manifest:full-path="Pictures/10000001000000FA000000FAFAC8C65952DBC4FF.png" manifest:media-type="image/png"/>
  <manifest:file-entry manifest:full-path="Pictures/10000001000000FA000000FAC692E7DE682657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858cm" svg:height="5.08cm" svg:x="0.426cm" svg:y="0.991cm">
          <draw:image xlink:href="Pictures/10000001000000FA000000FA5F5FEE3E23A7C4D0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7.033cm" svg:y="0.991cm">
          <draw:image xlink:href="Pictures/10000001000000FA000000FA2E039ED779855380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13.456cm" svg:y="0.991cm">
          <draw:image xlink:href="Pictures/10000001000000FA000000FA68F6E22B110E8FFC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20.133cm" svg:y="0.991cm">
          <draw:image xlink:href="Pictures/10000001000000FA000000FA7A828A207817F93C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0.483cm" svg:y="6.071cm">
          <draw:image xlink:href="Pictures/10000001000000FA000000FAFAC8C65952DBC4FF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7.033cm" svg:y="6.071cm">
          <draw:image xlink:href="Pictures/10000001000000FA000000FAFAD28858E5B46000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13.456cm" svg:y="6.071cm">
          <draw:image xlink:href="Pictures/10000001000000FA000000FA0BDEFAC922356E6C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20.041cm" svg:y="6.071cm">
          <draw:image xlink:href="Pictures/10000001000000FA000000FABD211DF5DED7179E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0.356cm" svg:y="11.151cm">
          <draw:image xlink:href="Pictures/10000001000000FA000000FAFBD46109B65CCBE2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7.006cm" svg:y="11.151cm">
          <draw:image xlink:href="Pictures/10000001000000FA000000FA1F4533EFE88EFCFB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13.456cm" svg:y="11.151cm">
          <draw:image xlink:href="Pictures/10000001000000FA000000FA3488A83777769ED2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20.041cm" svg:y="11.151cm">
          <draw:image xlink:href="Pictures/10000001000000FA000000FA5AA6726B58D4E71A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0.356cm" svg:y="16.21cm">
          <draw:image xlink:href="Pictures/10000001000000FA000000FAC692E7DE68265723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7.033cm" svg:y="16.21cm">
          <draw:image xlink:href="Pictures/10000001000000FA000000FAC433DD2E8C77239A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13.456cm" svg:y="16.231cm">
          <draw:image xlink:href="Pictures/10000001000000FA000000FAEFFE46F6138F41B3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5.08cm" svg:x="20.091cm" svg:y="16.231cm">
          <draw:image xlink:href="Pictures/10000001000000FA000000FA4775E22EC9057D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 Martínez</meta:initial-creator>
    <meta:creation-date>2022-11-17T18:47:15.955122293</meta:creation-date>
    <dc:date>2022-11-17T18:58:25.446522206</dc:date>
    <dc:creator>Jorge Iván Meza Martínez</dc:creator>
    <meta:editing-duration>PT11M12S</meta:editing-duration>
    <meta:editing-cycles>1</meta:editing-cycles>
    <meta:document-statistic meta:object-count="39"/>
    <meta:generator>LibreOffice/7.3.7.2$Linux_X86_64 LibreOffice_project/30$Build-2</meta:generator>
  </office:meta>
</office:document-meta>
</file>